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7" table:default-cell-style-name="Default"/>
        <table:table-row table:style-name="ro1">
          <table:table-cell table:number-columns-repeated="7"/>
          <table:table-cell table:style-name="ce1" office:value-type="string" calcext:value-type="string">
            <text:p>fluxB</text:p>
          </table:table-cell>
          <table:table-cell table:style-name="ce1" office:value-type="string" calcext:value-type="string">
            <text:p>fluxV</text:p>
          </table:table-cell>
          <table:table-cell table:style-name="ce1" office:value-type="string" calcext:value-type="string">
            <text:p>fluxR</text:p>
          </table:table-cell>
          <table:table-cell table:style-name="ce1" office:value-type="string" calcext:value-type="string">
            <text:p>j</text:p>
          </table:table-cell>
          <table:table-cell table:style-name="ce1" office:value-type="string" calcext:value-type="string">
            <text:p>k</text:p>
          </table:table-cell>
          <table:table-cell table:style-name="ce1" office:value-type="string" calcext:value-type="string">
            <text:p>magB</text:p>
          </table:table-cell>
          <table:table-cell table:style-name="ce1" office:value-type="string" calcext:value-type="string">
            <text:p>magV</text:p>
          </table:table-cell>
          <table:table-cell table:style-name="ce1" office:value-type="string" calcext:value-type="string">
            <text:p>magR</text:p>
          </table:table-cell>
          <table:table-cell table:style-name="ce1" office:value-type="string" calcext:value-type="string">
            <text:p>b-v</text:p>
          </table:table-cell>
          <table:table-cell office:value-type="string" calcext:value-type="string">
            <text:p>v-r</text:p>
          </table:table-cell>
        </table:table-row>
        <table:table-row table:style-name="ro1">
          <table:table-cell office:value-type="string" calcext:value-type="string">
            <text:p>fitsB:aa1.fit</text:p>
          </table:table-cell>
          <table:table-cell office:value-type="string" calcext:value-type="string">
            <text:p>src</text:p>
          </table:table-cell>
          <table:table-cell office:value-type="string" calcext:value-type="string">
            <text:p>yellow</text:p>
          </table:table-cell>
          <table:table-cell office:value-type="float" office:value="210.452215565058" calcext:value-type="float">
            <text:p>210,452215565058</text:p>
          </table:table-cell>
          <table:table-cell office:value-type="float" office:value="297.244150212489" calcext:value-type="float">
            <text:p>297,244150212489</text:p>
          </table:table-cell>
          <table:table-cell office:value-type="float" office:value="356.472658139237" calcext:value-type="float">
            <text:p>356,472658139237</text:p>
          </table:table-cell>
          <table:table-cell office:value-type="float" office:value="38.8524159995058" calcext:value-type="float">
            <text:p>38,8524159995058</text:p>
          </table:table-cell>
          <table:table-cell office:value-type="float" office:value="52339.2762614512" calcext:value-type="float">
            <text:p>52339,2762614512</text:p>
          </table:table-cell>
          <table:table-cell office:value-type="float" office:value="52868.9814701724" calcext:value-type="float">
            <text:p>52868,9814701724</text:p>
          </table:table-cell>
          <table:table-cell office:value-type="float" office:value="52860.9447297013" calcext:value-type="float">
            <text:p>52860,9447297013</text:p>
          </table:table-cell>
          <table:table-cell office:value-type="float" office:value="14.044" calcext:value-type="float">
            <text:p>14,044</text:p>
          </table:table-cell>
          <table:table-cell office:value-type="float" office:value="13.549" calcext:value-type="float">
            <text:p>13,549</text:p>
          </table:table-cell>
          <table:table-cell table:formula="of:=-2.5*LOG10([.H2]-MEDIAN([.H$10:.H$19]))" office:value-type="float" office:value="-7.9667255990247" calcext:value-type="float">
            <text:p>-7,9667255990247</text:p>
          </table:table-cell>
          <table:table-cell table:formula="of:=-2.5*LOG10([.I2]-MEDIAN([.I$10:.I$19]))" office:value-type="float" office:value="-8.33737274130803" calcext:value-type="float">
            <text:p>-8,33737274130803</text:p>
          </table:table-cell>
          <table:table-cell table:formula="of:=-2.5*LOG10([.J2]-MEDIAN([.J$10:.J$19]))" office:value-type="float" office:value="-8.32025108741377" calcext:value-type="float">
            <text:p>-8,32025108741377</text:p>
          </table:table-cell>
          <table:table-cell table:formula="of:=[.M2]-[.N2]" office:value-type="float" office:value="0.370647142283339" calcext:value-type="float">
            <text:p>0,370647142283339</text:p>
          </table:table-cell>
          <table:table-cell table:formula="of:=[.N2]-[.O2]" office:value-type="float" office:value="-0.017121653894268" calcext:value-type="float">
            <text:p>-0,017121653894268</text:p>
          </table:table-cell>
        </table:table-row>
        <table:table-row table:style-name="ro1">
          <table:table-cell office:value-type="string" calcext:value-type="string">
            <text:p>fitsB:aa1.fit</text:p>
          </table:table-cell>
          <table:table-cell office:value-type="string" calcext:value-type="string">
            <text:p>src</text:p>
          </table:table-cell>
          <table:table-cell office:value-type="string" calcext:value-type="string">
            <text:p>yellow</text:p>
          </table:table-cell>
          <table:table-cell office:value-type="float" office:value="289.279211640738" calcext:value-type="float">
            <text:p>289,279211640738</text:p>
          </table:table-cell>
          <table:table-cell office:value-type="float" office:value="298.257955684085" calcext:value-type="float">
            <text:p>298,257955684085</text:p>
          </table:table-cell>
          <table:table-cell office:value-type="float" office:value="356.412163521431" calcext:value-type="float">
            <text:p>356,412163521431</text:p>
          </table:table-cell>
          <table:table-cell office:value-type="float" office:value="38.8522158778461" calcext:value-type="float">
            <text:p>38,8522158778461</text:p>
          </table:table-cell>
          <table:table-cell office:value-type="float" office:value="51768.2397779997" calcext:value-type="float">
            <text:p>51768,2397779997</text:p>
          </table:table-cell>
          <table:table-cell office:value-type="float" office:value="51806.3975594563" calcext:value-type="float">
            <text:p>51806,3975594563</text:p>
          </table:table-cell>
          <table:table-cell office:value-type="float" office:value="51848.4684437918" calcext:value-type="float">
            <text:p>51848,4684437918</text:p>
          </table:table-cell>
          <table:table-cell office:value-type="float" office:value="13.842" calcext:value-type="float">
            <text:p>13,842</text:p>
          </table:table-cell>
          <table:table-cell office:value-type="float" office:value="13.18" calcext:value-type="float">
            <text:p>13,18</text:p>
          </table:table-cell>
          <table:table-cell table:formula="of:=-2.5*LOG10([.H3]-MEDIAN([.H$10:.H$19]))" office:value-type="float" office:value="-7.46246693545491" calcext:value-type="float">
            <text:p>-7,46246693545491</text:p>
          </table:table-cell>
          <table:table-cell table:formula="of:=-2.5*LOG10([.I3]-MEDIAN([.I$10:.I$19]))" office:value-type="float" office:value="-7.60336438439089" calcext:value-type="float">
            <text:p>-7,60336438439089</text:p>
          </table:table-cell>
          <table:table-cell table:formula="of:=-2.5*LOG10([.J3]-MEDIAN([.J$10:.J$19]))" office:value-type="float" office:value="-7.61931124406779" calcext:value-type="float">
            <text:p>-7,61931124406779</text:p>
          </table:table-cell>
          <table:table-cell table:formula="of:=[.M3]-[.N3]" office:value-type="float" office:value="0.140897448935986" calcext:value-type="float">
            <text:p>0,140897448935986</text:p>
          </table:table-cell>
          <table:table-cell table:formula="of:=[.N3]-[.O3]" office:value-type="float" office:value="0.0159468596769008" calcext:value-type="float">
            <text:p>0,015946859676901</text:p>
          </table:table-cell>
        </table:table-row>
        <table:table-row table:style-name="ro1">
          <table:table-cell office:value-type="string" calcext:value-type="string">
            <text:p>fitsB:aa1.fit</text:p>
          </table:table-cell>
          <table:table-cell office:value-type="string" calcext:value-type="string">
            <text:p>src</text:p>
          </table:table-cell>
          <table:table-cell office:value-type="string" calcext:value-type="string">
            <text:p>yellow</text:p>
          </table:table-cell>
          <table:table-cell office:value-type="float" office:value="289.399610811506" calcext:value-type="float">
            <text:p>289,399610811506</text:p>
          </table:table-cell>
          <table:table-cell office:value-type="float" office:value="268.444285785813" calcext:value-type="float">
            <text:p>268,444285785813</text:p>
          </table:table-cell>
          <table:table-cell office:value-type="float" office:value="356.412262098481" calcext:value-type="float">
            <text:p>356,412262098481</text:p>
          </table:table-cell>
          <table:table-cell office:value-type="float" office:value="38.8700348988891" calcext:value-type="float">
            <text:p>38,8700348988891</text:p>
          </table:table-cell>
          <table:table-cell office:value-type="float" office:value="53304.0988363233" calcext:value-type="float">
            <text:p>53304,0988363233</text:p>
          </table:table-cell>
          <table:table-cell office:value-type="float" office:value="53878.9479548726" calcext:value-type="float">
            <text:p>53878,9479548726</text:p>
          </table:table-cell>
          <table:table-cell office:value-type="float" office:value="53486.6238346595" calcext:value-type="float">
            <text:p>53486,6238346595</text:p>
          </table:table-cell>
          <table:table-cell office:value-type="float" office:value="14.098" calcext:value-type="float">
            <text:p>14,098</text:p>
          </table:table-cell>
          <table:table-cell office:value-type="float" office:value="13.776" calcext:value-type="float">
            <text:p>13,776</text:p>
          </table:table-cell>
          <table:table-cell table:formula="of:=-2.5*LOG10([.H4]-MEDIAN([.H$10:.H$19]))" office:value-type="float" office:value="-8.49566641328815" calcext:value-type="float">
            <text:p>-8,49566641328815</text:p>
          </table:table-cell>
          <table:table-cell table:formula="of:=-2.5*LOG10([.I4]-MEDIAN([.I$10:.I$19]))" office:value-type="float" office:value="-8.75348064459026" calcext:value-type="float">
            <text:p>-8,75348064459026</text:p>
          </table:table-cell>
          <table:table-cell table:formula="of:=-2.5*LOG10([.J4]-MEDIAN([.J$10:.J$19]))" office:value-type="float" office:value="-8.60003218970331" calcext:value-type="float">
            <text:p>-8,60003218970331</text:p>
          </table:table-cell>
          <table:table-cell table:formula="of:=[.M4]-[.N4]" office:value-type="float" office:value="0.257814231302113" calcext:value-type="float">
            <text:p>0,257814231302113</text:p>
          </table:table-cell>
          <table:table-cell table:formula="of:=[.N4]-[.O4]" office:value-type="float" office:value="-0.153448454886947" calcext:value-type="float">
            <text:p>-0,153448454886947</text:p>
          </table:table-cell>
        </table:table-row>
        <table:table-row table:style-name="ro1">
          <table:table-cell office:value-type="string" calcext:value-type="string">
            <text:p>fitsB:aa1.fit</text:p>
          </table:table-cell>
          <table:table-cell office:value-type="string" calcext:value-type="string">
            <text:p>src</text:p>
          </table:table-cell>
          <table:table-cell office:value-type="string" calcext:value-type="string">
            <text:p>yellow</text:p>
          </table:table-cell>
          <table:table-cell office:value-type="float" office:value="118.50254350722" calcext:value-type="float">
            <text:p>118,50254350722</text:p>
          </table:table-cell>
          <table:table-cell office:value-type="float" office:value="90.5385913183763" calcext:value-type="float">
            <text:p>90,5385913183763</text:p>
          </table:table-cell>
          <table:table-cell office:value-type="float" office:value="356.544769636749" calcext:value-type="float">
            <text:p>356,544769636749</text:p>
          </table:table-cell>
          <table:table-cell office:value-type="float" office:value="38.9754412467018" calcext:value-type="float">
            <text:p>38,9754412467018</text:p>
          </table:table-cell>
          <table:table-cell office:value-type="float" office:value="63270.1540024353" calcext:value-type="float">
            <text:p>63270,1540024353</text:p>
          </table:table-cell>
          <table:table-cell office:value-type="float" office:value="63856.4751429163" calcext:value-type="float">
            <text:p>63856,4751429163</text:p>
          </table:table-cell>
          <table:table-cell office:value-type="float" office:value="63093.1729513283" calcext:value-type="float">
            <text:p>63093,1729513283</text:p>
          </table:table-cell>
          <table:table-cell office:value-type="float" office:value="11.54" calcext:value-type="float">
            <text:p>11,54</text:p>
          </table:table-cell>
          <table:table-cell office:value-type="float" office:value="10.906" calcext:value-type="float">
            <text:p>10,906</text:p>
          </table:table-cell>
          <table:table-cell table:formula="of:=-2.5*LOG10([.H5]-MEDIAN([.H$10:.H$19]))" office:value-type="float" office:value="-10.239486383258" calcext:value-type="float">
            <text:p>-10,239486383258</text:p>
          </table:table-cell>
          <table:table-cell table:formula="of:=-2.5*LOG10([.I5]-MEDIAN([.I$10:.I$19]))" office:value-type="float" office:value="-10.2973109737541" calcext:value-type="float">
            <text:p>-10,2973109737541</text:p>
          </table:table-cell>
          <table:table-cell table:formula="of:=-2.5*LOG10([.J5]-MEDIAN([.J$10:.J$19]))" office:value-type="float" office:value="-10.2301216731618" calcext:value-type="float">
            <text:p>-10,2301216731618</text:p>
          </table:table-cell>
          <table:table-cell table:formula="of:=[.M5]-[.N5]" office:value-type="float" office:value="0.0578245904961143" calcext:value-type="float">
            <text:p>0,057824590496114</text:p>
          </table:table-cell>
          <table:table-cell table:formula="of:=[.N5]-[.O5]" office:value-type="float" office:value="-0.0671893005923323" calcext:value-type="float">
            <text:p>-0,067189300592332</text:p>
          </table:table-cell>
        </table:table-row>
        <table:table-row table:style-name="ro1">
          <table:table-cell office:value-type="string" calcext:value-type="string">
            <text:p>fitsB:aa1.fit</text:p>
          </table:table-cell>
          <table:table-cell office:value-type="string" calcext:value-type="string">
            <text:p>src</text:p>
          </table:table-cell>
          <table:table-cell office:value-type="string" calcext:value-type="string">
            <text:p>yellow</text:p>
          </table:table-cell>
          <table:table-cell office:value-type="float" office:value="291.469566442418" calcext:value-type="float">
            <text:p>291,469566442418</text:p>
          </table:table-cell>
          <table:table-cell office:value-type="float" office:value="92.522032154601" calcext:value-type="float">
            <text:p>92,522032154601</text:p>
          </table:table-cell>
          <table:table-cell office:value-type="float" office:value="356.411799750065" calcext:value-type="float">
            <text:p>356,411799750065</text:p>
          </table:table-cell>
          <table:table-cell office:value-type="float" office:value="38.9751869611814" calcext:value-type="float">
            <text:p>38,9751869611814</text:p>
          </table:table-cell>
          <table:table-cell office:value-type="float" office:value="64115.9453783224" calcext:value-type="float">
            <text:p>64115,9453783224</text:p>
          </table:table-cell>
          <table:table-cell office:value-type="float" office:value="63260.886060553" calcext:value-type="float">
            <text:p>63260,886060553</text:p>
          </table:table-cell>
          <table:table-cell office:value-type="float" office:value="62405.0139868714" calcext:value-type="float">
            <text:p>62405,0139868714</text:p>
          </table:table-cell>
          <table:table-cell office:value-type="float" office:value="12.61" calcext:value-type="float">
            <text:p>12,61</text:p>
          </table:table-cell>
          <table:table-cell office:value-type="float" office:value="12.319" calcext:value-type="float">
            <text:p>12,319</text:p>
          </table:table-cell>
          <table:table-cell table:formula="of:=-2.5*LOG10([.H6]-MEDIAN([.H$10:.H$19]))" office:value-type="float" office:value="-10.3107491234791" calcext:value-type="float">
            <text:p>-10,3107491234791</text:p>
          </table:table-cell>
          <table:table-cell table:formula="of:=-2.5*LOG10([.I6]-MEDIAN([.I$10:.I$19]))" office:value-type="float" office:value="-10.246987278529" calcext:value-type="float">
            <text:p>-10,246987278529</text:p>
          </table:table-cell>
          <table:table-cell table:formula="of:=-2.5*LOG10([.J6]-MEDIAN([.J$10:.J$19]))" office:value-type="float" office:value="-10.1679283574408" calcext:value-type="float">
            <text:p>-10,1679283574408</text:p>
          </table:table-cell>
          <table:table-cell table:formula="of:=[.M6]-[.N6]" office:value-type="float" office:value="-0.0637618449501058" calcext:value-type="float">
            <text:p>-0,063761844950106</text:p>
          </table:table-cell>
          <table:table-cell table:formula="of:=[.N6]-[.O6]" office:value-type="float" office:value="-0.0790589210882455" calcext:value-type="float">
            <text:p>-0,079058921088246</text:p>
          </table:table-cell>
        </table:table-row>
        <table:table-row table:style-name="ro1">
          <table:table-cell office:value-type="string" calcext:value-type="string">
            <text:p>fitsB:aa1.fit</text:p>
          </table:table-cell>
          <table:table-cell office:value-type="string" calcext:value-type="string">
            <text:p>src</text:p>
          </table:table-cell>
          <table:table-cell office:value-type="string" calcext:value-type="string">
            <text:p>yellow</text:p>
          </table:table-cell>
          <table:table-cell office:value-type="float" office:value="143.716759225159" calcext:value-type="float">
            <text:p>143,716759225159</text:p>
          </table:table-cell>
          <table:table-cell office:value-type="float" office:value="329.511544713125" calcext:value-type="float">
            <text:p>329,511544713125</text:p>
          </table:table-cell>
          <table:table-cell office:value-type="float" office:value="356.523630250784" calcext:value-type="float">
            <text:p>356,523630250784</text:p>
          </table:table-cell>
          <table:table-cell office:value-type="float" office:value="38.8327633993084" calcext:value-type="float">
            <text:p>38,8327633993084</text:p>
          </table:table-cell>
          <table:table-cell office:value-type="float" office:value="57794.409308363" calcext:value-type="float">
            <text:p>57794,409308363</text:p>
          </table:table-cell>
          <table:table-cell office:value-type="float" office:value="56790.4266731564" calcext:value-type="float">
            <text:p>56790,4266731564</text:p>
          </table:table-cell>
          <table:table-cell office:value-type="float" office:value="57243.8003921911" calcext:value-type="float">
            <text:p>57243,8003921911</text:p>
          </table:table-cell>
          <table:table-cell office:value-type="float" office:value="13.183" calcext:value-type="float">
            <text:p>13,183</text:p>
          </table:table-cell>
          <table:table-cell office:value-type="float" office:value="12.851" calcext:value-type="float">
            <text:p>12,851</text:p>
          </table:table-cell>
          <table:table-cell table:formula="of:=-2.5*LOG10([.H7]-MEDIAN([.H$10:.H$19]))" office:value-type="float" office:value="-9.61153320610763" calcext:value-type="float">
            <text:p>-9,61153320610763</text:p>
          </table:table-cell>
          <table:table-cell table:formula="of:=-2.5*LOG10([.I7]-MEDIAN([.I$10:.I$19]))" office:value-type="float" office:value="-9.46045699680177" calcext:value-type="float">
            <text:p>-9,46045699680177</text:p>
          </table:table-cell>
          <table:table-cell table:formula="of:=-2.5*LOG10([.J7]-MEDIAN([.J$10:.J$19]))" office:value-type="float" office:value="-9.53420043107971" calcext:value-type="float">
            <text:p>-9,53420043107971</text:p>
          </table:table-cell>
          <table:table-cell table:formula="of:=[.M7]-[.N7]" office:value-type="float" office:value="-0.15107620930586" calcext:value-type="float">
            <text:p>-0,15107620930586</text:p>
          </table:table-cell>
          <table:table-cell table:formula="of:=[.N7]-[.O7]" office:value-type="float" office:value="0.0737434342779419" calcext:value-type="float">
            <text:p>0,073743434277942</text:p>
          </table:table-cell>
        </table:table-row>
        <table:table-row table:style-name="ro1">
          <table:table-cell office:value-type="string" calcext:value-type="string">
            <text:p>fitsB:aa1.fit</text:p>
          </table:table-cell>
          <table:table-cell office:value-type="string" calcext:value-type="string">
            <text:p>src</text:p>
          </table:table-cell>
          <table:table-cell office:value-type="string" calcext:value-type="string">
            <text:p>yellow</text:p>
          </table:table-cell>
          <table:table-cell office:value-type="float" office:value="200.837927964169" calcext:value-type="float">
            <text:p>200,837927964169</text:p>
          </table:table-cell>
          <table:table-cell office:value-type="float" office:value="260.514245428457" calcext:value-type="float">
            <text:p>260,514245428457</text:p>
          </table:table-cell>
          <table:table-cell office:value-type="float" office:value="356.480291947168" calcext:value-type="float">
            <text:p>356,480291947168</text:p>
          </table:table-cell>
          <table:table-cell office:value-type="float" office:value="38.8743162083073" calcext:value-type="float">
            <text:p>38,8743162083073</text:p>
          </table:table-cell>
          <table:table-cell office:value-type="float" office:value="55609.0406080051" calcext:value-type="float">
            <text:p>55609,0406080051</text:p>
          </table:table-cell>
          <table:table-cell office:value-type="float" office:value="55503.3872527142" calcext:value-type="float">
            <text:p>55503,3872527142</text:p>
          </table:table-cell>
          <table:table-cell office:value-type="float" office:value="54920.4954417437" calcext:value-type="float">
            <text:p>54920,4954417437</text:p>
          </table:table-cell>
          <table:table-cell office:value-type="float" office:value="13.644" calcext:value-type="float">
            <text:p>13,644</text:p>
          </table:table-cell>
          <table:table-cell office:value-type="float" office:value="13.383" calcext:value-type="float">
            <text:p>13,383</text:p>
          </table:table-cell>
          <table:table-cell table:formula="of:=-2.5*LOG10([.H8]-MEDIAN([.H$10:.H$19]))" office:value-type="float" office:value="-9.20464516593617" calcext:value-type="float">
            <text:p>-9,20464516593617</text:p>
          </table:table-cell>
          <table:table-cell table:formula="of:=-2.5*LOG10([.I8]-MEDIAN([.I$10:.I$19]))" office:value-type="float" office:value="-9.20239505983511" calcext:value-type="float">
            <text:p>-9,20239505983511</text:p>
          </table:table-cell>
          <table:table-cell table:formula="of:=-2.5*LOG10([.J8]-MEDIAN([.J$10:.J$19]))" office:value-type="float" office:value="-9.05506385670142" calcext:value-type="float">
            <text:p>-9,05506385670142</text:p>
          </table:table-cell>
          <table:table-cell table:formula="of:=[.M8]-[.N8]" office:value-type="float" office:value="-0.00225010610106757" calcext:value-type="float">
            <text:p>-0,002250106101068</text:p>
          </table:table-cell>
          <table:table-cell table:formula="of:=[.N8]-[.O8]" office:value-type="float" office:value="-0.147331203133691" calcext:value-type="float">
            <text:p>-0,147331203133691</text:p>
          </table:table-cell>
        </table:table-row>
        <table:table-row table:style-name="ro1">
          <table:table-cell office:value-type="string" calcext:value-type="string">
            <text:p>fitsB:aa1.fit</text:p>
          </table:table-cell>
          <table:table-cell office:value-type="string" calcext:value-type="string">
            <text:p>src</text:p>
          </table:table-cell>
          <table:table-cell office:value-type="string" calcext:value-type="string">
            <text:p>yellow</text:p>
          </table:table-cell>
          <table:table-cell office:value-type="float" office:value="370.118748876384" calcext:value-type="float">
            <text:p>370,118748876384</text:p>
          </table:table-cell>
          <table:table-cell office:value-type="float" office:value="133.549543585487" calcext:value-type="float">
            <text:p>133,549543585487</text:p>
          </table:table-cell>
          <table:table-cell office:value-type="float" office:value="356.351101127036" calcext:value-type="float">
            <text:p>356,351101127036</text:p>
          </table:table-cell>
          <table:table-cell office:value-type="float" office:value="38.9510397943452" calcext:value-type="float">
            <text:p>38,9510397943452</text:p>
          </table:table-cell>
          <table:table-cell office:value-type="float" office:value="66557.0948444086" calcext:value-type="float">
            <text:p>66557,0948444086</text:p>
          </table:table-cell>
          <table:table-cell office:value-type="float" office:value="66613.4473541479" calcext:value-type="float">
            <text:p>66613,4473541479</text:p>
          </table:table-cell>
          <table:table-cell office:value-type="float" office:value="65960.0895061423" calcext:value-type="float">
            <text:p>65960,0895061423</text:p>
          </table:table-cell>
          <table:table-cell office:value-type="float" office:value="12.356" calcext:value-type="float">
            <text:p>12,356</text:p>
          </table:table-cell>
          <table:table-cell office:value-type="float" office:value="12.065" calcext:value-type="float">
            <text:p>12,065</text:p>
          </table:table-cell>
          <table:table-cell table:formula="of:=-2.5*LOG10([.H9]-MEDIAN([.H$10:.H$19]))" office:value-type="float" office:value="-10.4935375096949" calcext:value-type="float">
            <text:p>-10,4935375096949</text:p>
          </table:table-cell>
          <table:table-cell table:formula="of:=-2.5*LOG10([.I9]-MEDIAN([.I$10:.I$19]))" office:value-type="float" office:value="-10.5039659883665" calcext:value-type="float">
            <text:p>-10,5039659883665</text:p>
          </table:table-cell>
          <table:table-cell table:formula="of:=-2.5*LOG10([.J9]-MEDIAN([.J$10:.J$19]))" office:value-type="float" office:value="-10.4565912016803" calcext:value-type="float">
            <text:p>-10,4565912016803</text:p>
          </table:table-cell>
          <table:table-cell table:formula="of:=[.M9]-[.N9]" office:value-type="float" office:value="0.0104284786715922" calcext:value-type="float">
            <text:p>0,010428478671592</text:p>
          </table:table-cell>
          <table:table-cell table:formula="of:=[.N9]-[.O9]" office:value-type="float" office:value="-0.0473747866862091" calcext:value-type="float">
            <text:p>-0,047374786686209</text:p>
          </table:table-cell>
        </table:table-row>
        <table:table-row table:style-name="ro1">
          <table:table-cell office:value-type="string" calcext:value-type="string">
            <text:p>fitsB:aa1.fit</text:p>
          </table:table-cell>
          <table:table-cell office:value-type="string" calcext:value-type="string">
            <text:p>sky</text:p>
          </table:table-cell>
          <table:table-cell office:value-type="string" calcext:value-type="string">
            <text:p>blue</text:p>
          </table:table-cell>
          <table:table-cell office:value-type="float" office:value="119.860719874804" calcext:value-type="float">
            <text:p>119,860719874804</text:p>
          </table:table-cell>
          <table:table-cell office:value-type="float" office:value="261.81753502627" calcext:value-type="float">
            <text:p>261,81753502627</text:p>
          </table:table-cell>
          <table:table-cell office:value-type="float" office:value="356.542438577552" calcext:value-type="float">
            <text:p>356,542438577552</text:p>
          </table:table-cell>
          <table:table-cell office:value-type="float" office:value="38.8730838844572" calcext:value-type="float">
            <text:p>38,8730838844572</text:p>
          </table:table-cell>
          <table:table-cell office:value-type="float" office:value="50183.2471947144" calcext:value-type="float">
            <text:p>50183,2471947144</text:p>
          </table:table-cell>
          <table:table-cell office:value-type="float" office:value="50436.9872019108" calcext:value-type="float">
            <text:p>50436,9872019108</text:p>
          </table:table-cell>
          <table:table-cell office:value-type="float" office:value="50545.3794755061" calcext:value-type="float">
            <text:p>50545,3794755061</text:p>
          </table:table-cell>
          <table:table-cell table:number-columns-repeated="3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tsB:aa1.fit</text:p>
          </table:table-cell>
          <table:table-cell office:value-type="string" calcext:value-type="string">
            <text:p>sky</text:p>
          </table:table-cell>
          <table:table-cell office:value-type="string" calcext:value-type="string">
            <text:p>blue</text:p>
          </table:table-cell>
          <table:table-cell office:value-type="float" office:value="125.508607198748" calcext:value-type="float">
            <text:p>125,508607198748</text:p>
          </table:table-cell>
          <table:table-cell office:value-type="float" office:value="172.628393169877" calcext:value-type="float">
            <text:p>172,628393169877</text:p>
          </table:table-cell>
          <table:table-cell office:value-type="float" office:value="356.538769938928" calcext:value-type="float">
            <text:p>356,538769938928</text:p>
          </table:table-cell>
          <table:table-cell office:value-type="float" office:value="38.9264206880273" calcext:value-type="float">
            <text:p>38,9264206880273</text:p>
          </table:table-cell>
          <table:table-cell office:value-type="float" office:value="50356.196721213" calcext:value-type="float">
            <text:p>50356,196721213</text:p>
          </table:table-cell>
          <table:table-cell office:value-type="float" office:value="50806.2364115484" calcext:value-type="float">
            <text:p>50806,2364115484</text:p>
          </table:table-cell>
          <table:table-cell office:value-type="float" office:value="50820.9056829165" calcext:value-type="float">
            <text:p>50820,9056829165</text:p>
          </table:table-cell>
          <table:table-cell table:number-columns-repeated="3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tsB:aa1.fit</text:p>
          </table:table-cell>
          <table:table-cell office:value-type="string" calcext:value-type="string">
            <text:p>sky</text:p>
          </table:table-cell>
          <table:table-cell office:value-type="string" calcext:value-type="string">
            <text:p>blue</text:p>
          </table:table-cell>
          <table:table-cell office:value-type="float" office:value="198.931142410016" calcext:value-type="float">
            <text:p>198,931142410016</text:p>
          </table:table-cell>
          <table:table-cell office:value-type="float" office:value="137.514557793345" calcext:value-type="float">
            <text:p>137,514557793345</text:p>
          </table:table-cell>
          <table:table-cell office:value-type="float" office:value="356.482616548057" calcext:value-type="float">
            <text:p>356,482616548057</text:p>
          </table:table-cell>
          <table:table-cell office:value-type="float" office:value="38.9478174797656" calcext:value-type="float">
            <text:p>38,9478174797656</text:p>
          </table:table-cell>
          <table:table-cell office:value-type="float" office:value="51225.5187010241" calcext:value-type="float">
            <text:p>51225,5187010241</text:p>
          </table:table-cell>
          <table:table-cell office:value-type="float" office:value="50740.4422741773" calcext:value-type="float">
            <text:p>50740,4422741773</text:p>
          </table:table-cell>
          <table:table-cell office:value-type="float" office:value="50394.6723489951" calcext:value-type="float">
            <text:p>50394,6723489951</text:p>
          </table:table-cell>
          <table:table-cell table:number-columns-repeated="3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tsB:aa1.fit</text:p>
          </table:table-cell>
          <table:table-cell office:value-type="string" calcext:value-type="string">
            <text:p>sky</text:p>
          </table:table-cell>
          <table:table-cell office:value-type="string" calcext:value-type="string">
            <text:p>blue</text:p>
          </table:table-cell>
          <table:table-cell office:value-type="float" office:value="332.597809076682" calcext:value-type="float">
            <text:p>332,597809076682</text:p>
          </table:table-cell>
          <table:table-cell office:value-type="float" office:value="225.299146234676" calcext:value-type="float">
            <text:p>225,299146234676</text:p>
          </table:table-cell>
          <table:table-cell office:value-type="float" office:value="356.379369992333" calcext:value-type="float">
            <text:p>356,379369992333</text:p>
          </table:table-cell>
          <table:table-cell office:value-type="float" office:value="38.8960302661401" calcext:value-type="float">
            <text:p>38,8960302661401</text:p>
          </table:table-cell>
          <table:table-cell office:value-type="float" office:value="51241.2622869422" calcext:value-type="float">
            <text:p>51241,2622869422</text:p>
          </table:table-cell>
          <table:table-cell office:value-type="float" office:value="51068.8034899128" calcext:value-type="float">
            <text:p>51068,8034899128</text:p>
          </table:table-cell>
          <table:table-cell office:value-type="float" office:value="50777.3059834341" calcext:value-type="float">
            <text:p>50777,3059834341</text:p>
          </table:table-cell>
          <table:table-cell table:number-columns-repeated="3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tsB:aa1.fit</text:p>
          </table:table-cell>
          <table:table-cell office:value-type="string" calcext:value-type="string">
            <text:p>sky</text:p>
          </table:table-cell>
          <table:table-cell office:value-type="string" calcext:value-type="string">
            <text:p>blue</text:p>
          </table:table-cell>
          <table:table-cell office:value-type="float" office:value="254.782472613459" calcext:value-type="float">
            <text:p>254,782472613459</text:p>
          </table:table-cell>
          <table:table-cell office:value-type="float" office:value="315.190564798599" calcext:value-type="float">
            <text:p>315,190564798599</text:p>
          </table:table-cell>
          <table:table-cell office:value-type="float" office:value="356.438522352269" calcext:value-type="float">
            <text:p>356,438522352269</text:p>
          </table:table-cell>
          <table:table-cell office:value-type="float" office:value="38.8419222313675" calcext:value-type="float">
            <text:p>38,8419222313675</text:p>
          </table:table-cell>
          <table:table-cell office:value-type="float" office:value="50375.1403871376" calcext:value-type="float">
            <text:p>50375,1403871376</text:p>
          </table:table-cell>
          <table:table-cell office:value-type="float" office:value="50667.3403671748" calcext:value-type="float">
            <text:p>50667,3403671748</text:p>
          </table:table-cell>
          <table:table-cell office:value-type="float" office:value="50256.8571504146" calcext:value-type="float">
            <text:p>50256,8571504146</text:p>
          </table:table-cell>
          <table:table-cell table:number-columns-repeated="3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tsB:aa1.fit</text:p>
          </table:table-cell>
          <table:table-cell office:value-type="string" calcext:value-type="string">
            <text:p>sky</text:p>
          </table:table-cell>
          <table:table-cell office:value-type="string" calcext:value-type="string">
            <text:p>blue</text:p>
          </table:table-cell>
          <table:table-cell office:value-type="float" office:value="325.694835680751" calcext:value-type="float">
            <text:p>325,694835680751</text:p>
          </table:table-cell>
          <table:table-cell office:value-type="float" office:value="154.369198774081" calcext:value-type="float">
            <text:p>154,369198774081</text:p>
          </table:table-cell>
          <table:table-cell office:value-type="float" office:value="356.38510865645" calcext:value-type="float">
            <text:p>356,38510865645</text:p>
          </table:table-cell>
          <table:table-cell office:value-type="float" office:value="38.938389604534" calcext:value-type="float">
            <text:p>38,938389604534</text:p>
          </table:table-cell>
          <table:table-cell office:value-type="float" office:value="50990.1268867508" calcext:value-type="float">
            <text:p>50990,1268867508</text:p>
          </table:table-cell>
          <table:table-cell office:value-type="float" office:value="50789.0928134676" calcext:value-type="float">
            <text:p>50789,0928134676</text:p>
          </table:table-cell>
          <table:table-cell office:value-type="float" office:value="51060.0771256362" calcext:value-type="float">
            <text:p>51060,0771256362</text:p>
          </table:table-cell>
          <table:table-cell table:number-columns-repeated="3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tsB:aa1.fit</text:p>
          </table:table-cell>
          <table:table-cell office:value-type="string" calcext:value-type="string">
            <text:p>sky</text:p>
          </table:table-cell>
          <table:table-cell office:value-type="string" calcext:value-type="string">
            <text:p>blue</text:p>
          </table:table-cell>
          <table:table-cell office:value-type="float" office:value="222.777777777778" calcext:value-type="float">
            <text:p>222,777777777778</text:p>
          </table:table-cell>
          <table:table-cell office:value-type="float" office:value="174.032946584939" calcext:value-type="float">
            <text:p>174,032946584939</text:p>
          </table:table-cell>
          <table:table-cell office:value-type="float" office:value="356.464043058856" calcext:value-type="float">
            <text:p>356,464043058856</text:p>
          </table:table-cell>
          <table:table-cell office:value-type="float" office:value="38.9261195866349" calcext:value-type="float">
            <text:p>38,9261195866349</text:p>
          </table:table-cell>
          <table:table-cell office:value-type="float" office:value="50614.309749772" calcext:value-type="float">
            <text:p>50614,309749772</text:p>
          </table:table-cell>
          <table:table-cell office:value-type="float" office:value="50855.6789337928" calcext:value-type="float">
            <text:p>50855,6789337928</text:p>
          </table:table-cell>
          <table:table-cell office:value-type="float" office:value="50738.5868850061" calcext:value-type="float">
            <text:p>50738,5868850061</text:p>
          </table:table-cell>
          <table:table-cell table:number-columns-repeated="3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tsB:aa1.fit</text:p>
          </table:table-cell>
          <table:table-cell office:value-type="string" calcext:value-type="string">
            <text:p>sky</text:p>
          </table:table-cell>
          <table:table-cell office:value-type="string" calcext:value-type="string">
            <text:p>blue</text:p>
          </table:table-cell>
          <table:table-cell office:value-type="float" office:value="158.140845070423" calcext:value-type="float">
            <text:p>158,140845070423</text:p>
          </table:table-cell>
          <table:table-cell office:value-type="float" office:value="190.887587565674" calcext:value-type="float">
            <text:p>190,887587565674</text:p>
          </table:table-cell>
          <table:table-cell office:value-type="float" office:value="356.513570975847" calcext:value-type="float">
            <text:p>356,513570975847</text:p>
          </table:table-cell>
          <table:table-cell office:value-type="float" office:value="38.9156939095799" calcext:value-type="float">
            <text:p>38,9156939095799</text:p>
          </table:table-cell>
          <table:table-cell office:value-type="float" office:value="51111.5464651218" calcext:value-type="float">
            <text:p>51111,5464651218</text:p>
          </table:table-cell>
          <table:table-cell office:value-type="float" office:value="50672.5905716922" calcext:value-type="float">
            <text:p>50672,5905716922</text:p>
          </table:table-cell>
          <table:table-cell office:value-type="float" office:value="50726.0400615038" calcext:value-type="float">
            <text:p>50726,0400615038</text:p>
          </table:table-cell>
          <table:table-cell table:number-columns-repeated="3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tsB:aa1.fit</text:p>
          </table:table-cell>
          <table:table-cell office:value-type="string" calcext:value-type="string">
            <text:p>sky</text:p>
          </table:table-cell>
          <table:table-cell office:value-type="string" calcext:value-type="string">
            <text:p>blue</text:p>
          </table:table-cell>
          <table:table-cell office:value-type="float" office:value="240.348982785602" calcext:value-type="float">
            <text:p>240,348982785602</text:p>
          </table:table-cell>
          <table:table-cell office:value-type="float" office:value="287.099496497373" calcext:value-type="float">
            <text:p>287,099496497373</text:p>
          </table:table-cell>
          <table:table-cell office:value-type="float" office:value="356.449785036144" calcext:value-type="float">
            <text:p>356,449785036144</text:p>
          </table:table-cell>
          <table:table-cell office:value-type="float" office:value="38.8586366018578" calcext:value-type="float">
            <text:p>38,8586366018578</text:p>
          </table:table-cell>
          <table:table-cell office:value-type="float" office:value="50556.9427613227" calcext:value-type="float">
            <text:p>50556,9427613227</text:p>
          </table:table-cell>
          <table:table-cell office:value-type="float" office:value="50223.6766862477" calcext:value-type="float">
            <text:p>50223,6766862477</text:p>
          </table:table-cell>
          <table:table-cell office:value-type="float" office:value="50502.7294419464" calcext:value-type="float">
            <text:p>50502,7294419464</text:p>
          </table:table-cell>
          <table:table-cell table:number-columns-repeated="3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tsB:aa1.fit</text:p>
          </table:table-cell>
          <table:table-cell office:value-type="string" calcext:value-type="string">
            <text:p>sky</text:p>
          </table:table-cell>
          <table:table-cell office:value-type="string" calcext:value-type="string">
            <text:p>blue</text:p>
          </table:table-cell>
          <table:table-cell office:value-type="float" office:value="348.286384976526" calcext:value-type="float">
            <text:p>348,286384976526</text:p>
          </table:table-cell>
          <table:table-cell office:value-type="float" office:value="252.687937828371" calcext:value-type="float">
            <text:p>252,687937828371</text:p>
          </table:table-cell>
          <table:table-cell office:value-type="float" office:value="356.367158743441" calcext:value-type="float">
            <text:p>356,367158743441</text:p>
          </table:table-cell>
          <table:table-cell office:value-type="float" office:value="38.8797346803681" calcext:value-type="float">
            <text:p>38,8797346803681</text:p>
          </table:table-cell>
          <table:table-cell office:value-type="float" office:value="51303.2600394945" calcext:value-type="float">
            <text:p>51303,2600394945</text:p>
          </table:table-cell>
          <table:table-cell office:value-type="float" office:value="49993.5854746272" calcext:value-type="float">
            <text:p>49993,5854746272</text:p>
          </table:table-cell>
          <table:table-cell office:value-type="float" office:value="51022.2654810215" calcext:value-type="float">
            <text:p>51022,2654810215</text:p>
          </table:table-cell>
          <table:table-cell table:number-columns-repeated="3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1" office:value-type="string" calcext:value-type="string">
            <text:p>medsky</text:p>
          </table:table-cell>
          <table:table-cell table:style-name="ce1" table:formula="of:=MEDIAN([.H10:.H19])" office:value-type="float" office:value="50802.2183182614" calcext:value-type="float">
            <text:p>50802,2183182614</text:p>
          </table:table-cell>
          <table:table-cell table:style-name="ce1" table:number-columns-repeated="2"/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07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7P0"/>
    </number:number-style>
    <number:number-style style:name="N108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08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09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10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10P0"/>
    </number:number-style>
    <number:date-style style:name="N111">
      <number:day/>
      <number:text>/</number:text>
      <number:month/>
      <number:text>/</number:text>
      <number:year number:style="long"/>
    </number:date-style>
    <number:date-style style:name="N112">
      <number:day/>
      <number:text>/</number:text>
      <number:month number:textual="true"/>
      <number:text>/</number:text>
      <number:year/>
    </number:date-style>
    <number:date-style style:name="N113">
      <number:day/>
      <number:text>/</number:text>
      <number:month number:textual="true"/>
    </number:date-style>
    <number:date-style style:name="N114">
      <number:month number:textual="true"/>
      <number:text>/</number:text>
      <number:year/>
    </number:date-style>
    <number:time-style style:name="N115">
      <number:hours/>
      <number:text>:</number:text>
      <number:minutes number:style="long"/>
      <number:text> </number:text>
      <number:am-pm/>
    </number:time-style>
    <number:time-style style:name="N116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7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18P0" style:volatile="true">
      <number:number number:decimal-places="0" loext:min-decimal-places="0" number:min-integer-digits="1" number:grouping="true"/>
      <number:text> </number:text>
    </number:number-style>
    <number:number-style style:name="N118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number number:decimal-places="0" loext:min-decimal-places="0" number:min-integer-digits="1" number:grouping="true"/>
      <number:text> </number:text>
    </number:number-style>
    <number:number-style style:name="N119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  <number:text> </number:text>
    </number:number-style>
    <number:number-style style:name="N120">
      <number:text>(</number:text>
      <number:number number:decimal-places="2" loext:min-decimal-places="2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number number:decimal-places="2" loext:min-decimal-places="2" number:min-integer-digits="1" number:grouping="true"/>
      <number:text> </number:text>
    </number:number-style>
    <number:number-style style:name="N121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2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2P2" style:volatile="true">
      <loext:text> </loext:text>
      <loext:fill-character> </loext:fill-character>
      <number:text>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3P1" style:volatile="true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3P2" style:volatile="true">
      <loext:text> R$ </loext:text>
      <loext:fill-character> </loext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4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5P1" style:volatile="true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5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02T22:40:57.735653613</meta:creation-date>
    <dc:date>2021-01-02T23:07:52.304051973</dc:date>
    <meta:editing-duration>PT5M23S</meta:editing-duration>
    <meta:editing-cycles>2</meta:editing-cycles>
    <meta:generator>LibreOffice/6.4.6.2$Linux_X86_64 LibreOffice_project/40$Build-2</meta:generator>
    <meta:document-statistic meta:table-count="1" meta:cell-count="278" meta:object-count="0"/>
  </office:meta>
</office:document-meta>
</file>